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family="FreeSans" style:font-family-generic="swiss" style:font-pitch="variable"/>
    </style:style>
    <style:style style:name="P2" style:family="paragraph">
      <style:text-properties fo:color="#c0c0c0" fo:font-family="FreeSans" style:font-family-generic="swiss" style:font-pitch="variable" fo:font-size="28pt" style:font-size-asian="28pt" style:font-size-complex="28pt"/>
    </style:style>
    <style:style style:name="T1" style:family="text">
      <style:text-properties fo:color="#c0c0c0" fo:font-family="FreeSans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783cm" svg:height="1.534cm" svg:x="9.39cm" svg:y="18.28cm">
          <draw:text-box>
            <text:p text:style-name="P1"><text:span text:style-name="T1">DRAF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nnis Drescher</meta:initial-creator>
    <meta:creation-date>2010-06-23T18:46:14</meta:creation-date>
    <dc:date>2010-08-10T08:55:40</dc:date>
    <dc:creator>Dennis Drescher</dc:creator>
    <meta:editing-duration>PT00H08M00S</meta:editing-duration>
    <meta:editing-cycles>3</meta:editing-cycles>
    <meta:generator>OpenOffice.org/3.2$Unix OpenOffice.org_project/320m12$Build-9483</meta:generator>
    <meta:document-statistic meta:object-count="1"/>
  </office:meta>
</office:document-meta>
</file>